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0000000409CF210D1.jpg"/>
  <manifest:file-entry manifest:media-type="image/jpeg" manifest:full-path="Pictures/10000000000000540000001FACDFE6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542in" fo:margin-left="-0.0271in" fo:margin-right="-0.0021in" table:align="margins"/>
    </style:style>
    <style:style style:name="Table6.A" style:family="table-column">
      <style:table-column-properties style:column-width="0.9979in" style:rel-column-width="9404*"/>
    </style:style>
    <style:style style:name="Table6.B" style:family="table-column">
      <style:table-column-properties style:column-width="2.0229in" style:rel-column-width="19063*"/>
    </style:style>
    <style:style style:name="Table6.C" style:family="table-column">
      <style:table-column-properties style:column-width="3.9333in" style:rel-column-width="37068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438in" style:rel-column-width="32019*"/>
    </style:style>
    <style:style style:name="Table9.B" style:family="table-column">
      <style:table-column-properties style:column-width="3.5in" style:rel-column-width="33516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0.8042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7917in" fo:margin-left="0.0771in" fo:margin-right="0.0563in" table:align="margins"/>
    </style:style>
    <style:style style:name="Table1.A" style:family="table-column">
      <style:table-column-properties style:column-width="1.6563in" style:rel-column-width="15981*"/>
    </style:style>
    <style:style style:name="Table1.B" style:family="table-column">
      <style:table-column-properties style:column-width="1.7292in" style:rel-column-width="16685*"/>
    </style:style>
    <style:style style:name="Table1.C" style:family="table-column">
      <style:table-column-properties style:column-width="1.7396in" style:rel-column-width="16785*"/>
    </style:style>
    <style:style style:name="Table1.D" style:family="table-column">
      <style:table-column-properties style:column-width="1.6667in" style:rel-column-width="16084*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24in" style:rel-column-width="7681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509in" style:rel-column-width="4934*"/>
    </style:style>
    <style:style style:name="Table3.D" style:family="table-column">
      <style:table-column-properties style:column-width="0.9243in" style:rel-column-width="8960*"/>
    </style:style>
    <style:style style:name="Table3.E" style:family="table-column">
      <style:table-column-properties style:column-width="0.6903in" style:rel-column-width="6691*"/>
    </style:style>
    <style:style style:name="Table3.F" style:family="table-column">
      <style:table-column-properties style:column-width="0.875in" style:rel-column-width="8482*"/>
    </style:style>
    <style:style style:name="Table3.G" style:family="table-column">
      <style:table-column-properties style:column-width="1.2083in" style:rel-column-width="11713*"/>
    </style:style>
    <style:style style:name="Table3.H" style:family="table-column">
      <style:table-column-properties style:column-width="0.7708in" style:rel-column-width="7475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7708in" style:rel-column-width="46248*"/>
    </style:style>
    <style:style style:name="Table4.B" style:family="table-column">
      <style:table-column-properties style:column-width="0.7708in" style:rel-column-width="7472*"/>
    </style:style>
    <style:style style:name="Table4.C" style:family="table-column">
      <style:table-column-properties style:column-width="1.2188in" style:rel-column-width="11815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B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4.C2" style:family="table-cell">
      <style:table-cell-properties fo:background-color="#c0c0c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5.2292in" style:rel-column-width="49471*"/>
    </style:style>
    <style:style style:name="Table7.B" style:family="table-column">
      <style:table-column-properties style:column-width="1.6979in" style:rel-column-width="16064*"/>
    </style:style>
    <style:style style:name="Table7.1" style:family="table-row">
      <style:table-row-properties style:min-row-height="0.4896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P9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able_20_Contents"><draw:frame draw:style-name="fr1" draw:name="logo" text:anchor-type="paragraph" svg:width="0.35in" svg:height="0.35in" draw:z-index="1"><draw:image xlink:href="Pictures/1000000000000040000000409CF210D1.jpg" xlink:type="simple" xlink:show="embed" xlink:actuate="onLoad"/></draw:frame></text:p>
          </table:table-cell>
          <table:table-cell table:style-name="Table6.B1" office:value-type="string">
            <text:p text:style-name="P6"><text:s text:c="11"/><text:text-input text:description="">$salesOrder.title</text:text-input> </text:p>
          </table:table-cell>
          <table:table-cell table:style-name="Table6.B1" office:value-type="string">
            <text:p text:style-name="P7"><text:s text:c="18"/>Order No <text:s text:c="19"/><text:text-input text:description="">$salesOrder.number</text:text-input></text:p>
            <text:p text:style-name="P7"><text:s text:c="18"/>Customer Order No <text:s text:c="2"/><text:text-input text:description="">$salesOrder.customerNo</text:text-input></text:p>
            <text:p text:style-name="P7"><text:s text:c="18"/>Currency <text:s text:c="20"/><text:text-input text:description="">$salesOrder.currency</text:text-input></text:p>
            <text:p text:style-name="P7"><text:s text:c="18"/>Order Date <text:s text:c="17"/><text:text-input text:description="">$salesOrder.date</text:text-input></text:p>
            <text:p text:style-name="P7"><text:s text:c="18"/>Due <text:s/>Date <text:s text:c="19"/><text:text-input text:description="">$salesOrder.dueDate</text:text-input></text:p>
            <text:p text:style-name="P7"><text:s text:c="18"/>Payment Terms <text:s text:c="10"/><text:text-input text:description="">$salesOrder.terms</text:text-input></text:p>
            <text:p text:style-name="P7"><text:s text:c="18"/>Shipping Terms <text:s text:c="10"/><text:text-input text:description="">$salesOrder.shipTerms</text:text-input></text:p>
            <text:p text:style-name="P7"><text:s text:c="18"/>Status <text:s text:c="25"/><text:text-input text:description="">$salesOrder.status</text:text-input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Vendor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4"><text:text-input text:description="">$salesOrder.billAddress</text:text-input></text:p>
          </table:table-cell>
          <table:table-cell table:style-name="Table9.B2" office:value-type="string">
            <text:p text:style-name="P4"><text:text-input text:description="">$salesOrder.shipAddress</text:text-input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Customer Name</text:p>
          </table:table-cell>
          <table:table-cell table:style-name="Table1.B1" office:value-type="string">
            <text:p text:style-name="P8"><text:text-input text:description="">$salesOrder.customerName</text:text-input> </text:p>
          </table:table-cell>
          <table:table-cell table:style-name="Table1.A1" office:value-type="string">
            <text:p text:style-name="P2">Shiping Method</text:p>
          </table:table-cell>
          <table:table-cell table:style-name="Table1.D1" office:value-type="string">
            <text:p text:style-name="Table_20_Contents"><text:text-input text:description="">$salesOrder.shippingMethod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</text:text-input></text:p>
          </table:table-cell>
          <table:table-cell table:style-name="Table3.A2" office:value-type="string">
            <text:p text:style-name="P3"><text:text-input text:description="">$item.discount</text:text-input></text:p>
          </table:table-cell>
          <table:table-cell table:style-name="Table3.A2" office:value-type="string">
            <text:p text:style-name="P3"><text:text-input text:description="">$item.itemTotalPrice</text:text-input></text:p>
          </table:table-cell>
          <table:table-cell table:style-name="Table3.A2" office:value-type="string">
            <text:p text:style-name="P3"><text:text-input text:description="">$item.itemVatRate</text:text-input><text:text-input text:description=""/></text:p>
          </table:table-cell>
          <table:table-cell table:style-name="Table3.H2" office:value-type="string">
            <text:p text:style-name="P3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"><text:text-input text:description="">$salesOrder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5"><text:text-input text:description="">$salesOrder.netAmount</text:text-input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Table_20_Contents">Total</text:p>
          </table:table-cell>
          <table:table-cell table:style-name="Table4.C2" office:value-type="string">
            <text:p text:style-name="P5"><text:text-input text:description="">$salesOrder.total</text:text-input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Strong_20_Emphasis"><text:span text:style-name="T1"><text:text-input text:description="">$salesOrder.adviceTerms</text:text-input></text:span></text:span></text:p>
          </table:table-cell>
        </table:table-row>
        <table:table-row>
          <table:table-cell table:style-name="Table2.A2" office:value-type="string">
            <text:p text:style-name="Table_20_Contents"><text:text-input text:description=""/><text:text-input text:description="">$salesOrder.email </text:text-input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<text:text-input text:description="">$salesOrder.registrationAddress</text:text-input></text:p>
          </table:table-cell>
          <table:table-cell table:style-name="Table7.A1" office:value-type="string">
            <text:p text:style-name="Table_20_Contents"><draw:frame draw:style-name="fr2" draw:name="graphics1" text:anchor-type="paragraph" svg:x="0.528in" svg:y="0.0661in" svg:width="0.8752in" svg:height="0.3228in" draw:z-index="0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4-14T09:56:19.65</dc:date>
    <meta:editing-duration>PT03H19M20S</meta:editing-duration>
    <meta:editing-cycles>63</meta:editing-cycles>
    <dc:creator>Nagaraju Palla</dc:creator>
    <meta:document-statistic meta:table-count="7" meta:image-count="2" meta:object-count="0" meta:page-count="1" meta:paragraph-count="41" meta:word-count="64" meta:character-count="1022"/>
  </office:meta>
</office:document-meta>
</file>